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6412" officeooo:paragraph-rsid="00106412"/>
    </style:style>
    <style:style style:name="P2" style:family="paragraph" style:parent-style-name="Standard">
      <style:text-properties officeooo:rsid="0012115d" officeooo:paragraph-rsid="0012115d"/>
    </style:style>
    <style:style style:name="T1" style:family="text">
      <style:text-properties officeooo:rsid="0012beb8"/>
    </style:style>
    <style:style style:name="T2" style:family="text">
      <style:text-properties officeooo:rsid="0015ed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ésentation du réalisateur Florian Von Stetten</text:p>
      <text:p text:style-name="P1"/>
      <text:p text:style-name="P1"><text:tab/>-Grandes dates</text:p>
      <text:p text:style-name="P1"><text:tab/>-Rapport entre sa vie et le film ?</text:p>
      <text:p text:style-name="P1"><text:tab/>-Philosophie de l’oeuvre</text:p>
      <text:p text:style-name="P1"><text:tab/>-Que veut montrer l’auteur dans ce film ?</text:p>
      <text:p text:style-name="P1"><text:tab/>-Introduisez le lien avec le monde du travail actuel en 2018-2019</text:p>
      <text:p text:style-name="P1"/>
      <text:p text:style-name="P1"/>
      <text:p text:style-name="P2">les personnages :</text:p>
      <text:p text:style-name="P2"/>
      <text:p text:style-name="P2">Frederic Strauch:Conférencier</text:p>
      <text:p text:style-name="P2"/>
      <text:p text:style-name="P2">Monsieur Strauch est le conférencier intervant au collège des ingénieurs de Munich, pour la formation supérieur destinée aux futurs cadres dirigeants. C’est lui qui ouvre le film « Une expédition dans la jungle de l’entreprise » et qui le conclu. <text:span text:style-name="T1">Il intervient huit fois. </text:span></text:p>
      <text:p text:style-name="P2"/>
      <text:p text:style-name="P2"><text:tab/><text:span text:style-name="T2">-La première fois, afin d’ouvrir le film,se présentant et expliquant le sujet global du film : l’art du management et ce qui fait un bon chef.Ce passage ce conclu sur la thématique de la hierachie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05:28:59.160000000</meta:creation-date>
    <dc:date>2018-10-12T20:58:15.874000000</dc:date>
    <meta:editing-duration>P1DT13H56M34S</meta:editing-duration>
    <meta:editing-cycles>1</meta:editing-cycles>
    <meta:document-statistic meta:table-count="0" meta:image-count="0" meta:object-count="0" meta:page-count="1" meta:paragraph-count="10" meta:word-count="122" meta:character-count="745" meta:non-whitespace-character-count="626"/>
    <meta:generator>LibreOffice/5.3.7.2$Windows_X86_64 LibreOffice_project/6b8ed514a9f8b44d37a1b96673cbbdd077e24059</meta:generator>
  </office:meta>
</office:document-meta>
</file>